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237063" officeooo:paragraph-rsid="00237063"/>
    </style:style>
    <style:style style:name="P2" style:family="paragraph" style:parent-style-name="Text_20_body">
      <style:text-properties officeooo:rsid="0024fb3e" officeooo:paragraph-rsid="0024fb3e"/>
    </style:style>
    <style:style style:name="P3" style:family="paragraph" style:parent-style-name="Text_20_body" style:list-style-name="L1">
      <style:text-properties fo:font-size="12pt" officeooo:rsid="001b4803" officeooo:paragraph-rsid="001b4803"/>
    </style:style>
    <style:style style:name="P4" style:family="paragraph" style:parent-style-name="Text_20_body" style:list-style-name="L1">
      <style:text-properties fo:font-size="12pt" officeooo:rsid="0025ad14" officeooo:paragraph-rsid="0025ad14"/>
    </style:style>
    <style:style style:name="P5" style:family="paragraph" style:parent-style-name="Text_20_body" style:list-style-name="L2"/>
    <style:style style:name="P6" style:family="paragraph" style:parent-style-name="Text_20_body" style:list-style-name="L2">
      <style:text-properties officeooo:paragraph-rsid="0025ad14"/>
    </style:style>
    <style:style style:name="P7" style:family="paragraph" style:parent-style-name="Text_20_body" style:list-style-name="L2">
      <style:text-properties officeooo:rsid="001b4803" officeooo:paragraph-rsid="001b4803"/>
    </style:style>
    <style:style style:name="P8" style:family="paragraph" style:parent-style-name="Text_20_body" style:list-style-name="L2">
      <style:text-properties officeooo:rsid="0024fb3e" officeooo:paragraph-rsid="0024fb3e"/>
    </style:style>
    <style:style style:name="P9" style:family="paragraph" style:parent-style-name="Text_20_body" style:list-style-name="L4">
      <style:text-properties officeooo:rsid="0024fb3e" officeooo:paragraph-rsid="0024fb3e"/>
    </style:style>
    <style:style style:name="P10" style:family="paragraph" style:parent-style-name="Text_20_body" style:list-style-name="L2">
      <style:text-properties officeooo:rsid="001f6f54" officeooo:paragraph-rsid="001f6f54"/>
    </style:style>
    <style:style style:name="P11" style:family="paragraph" style:parent-style-name="Text_20_body" style:list-style-name="L3">
      <style:text-properties officeooo:paragraph-rsid="0025ad14"/>
    </style:style>
    <style:style style:name="P12" style:family="paragraph" style:parent-style-name="Text_20_body" style:list-style-name="L3">
      <style:text-properties officeooo:rsid="00211584" officeooo:paragraph-rsid="00211584"/>
    </style:style>
    <style:style style:name="P13" style:family="paragraph" style:parent-style-name="Text_20_body" style:list-style-name="L4">
      <style:text-properties officeooo:rsid="0020d50d" officeooo:paragraph-rsid="0020d50d"/>
    </style:style>
    <style:style style:name="P14" style:family="paragraph" style:parent-style-name="Text_20_body" style:list-style-name="L4">
      <style:text-properties officeooo:rsid="00237063" officeooo:paragraph-rsid="00237063"/>
    </style:style>
    <style:style style:name="P15" style:family="paragraph" style:parent-style-name="Text_20_body">
      <style:text-properties officeooo:rsid="0025ad14" officeooo:paragraph-rsid="0025ad14"/>
    </style:style>
    <style:style style:name="P16" style:family="paragraph" style:parent-style-name="Text_20_body" style:list-style-name="L3">
      <style:text-properties officeooo:rsid="0025ad14" officeooo:paragraph-rsid="0025ad14"/>
    </style:style>
    <style:style style:name="P17" style:family="paragraph" style:parent-style-name="Text_20_body" style:list-style-name="L4">
      <style:text-properties officeooo:rsid="0025ad14" officeooo:paragraph-rsid="0025ad14"/>
    </style:style>
    <style:style style:name="P18" style:family="paragraph" style:parent-style-name="Text_20_body" style:list-style-name="L4">
      <style:text-properties officeooo:rsid="0025ad14" officeooo:paragraph-rsid="0025afb1"/>
    </style:style>
    <style:style style:name="P19" style:family="paragraph" style:parent-style-name="Heading_20_2">
      <style:text-properties officeooo:rsid="00211584" officeooo:paragraph-rsid="00211584"/>
    </style:style>
    <style:style style:name="P20" style:family="paragraph" style:parent-style-name="Heading_20_2">
      <style:text-properties officeooo:paragraph-rsid="00211584"/>
    </style:style>
    <style:style style:name="T1" style:family="text">
      <style:text-properties officeooo:rsid="001b7b0d"/>
    </style:style>
    <style:style style:name="T2" style:family="text">
      <style:text-properties officeooo:rsid="0025ad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sources for <text:span text:style-name="T1">P</text:span>ost-6.00.1x </text:p>
      <text:p text:style-name="Text_20_body"/>
      <text:h text:style-name="Heading_20_2" text:outline-level="2">Fundamentals:</text:h>
      <text:list xml:id="list3745144759" text:style-name="L1">
        <text:list-item>
          <text:p text:style-name="P3">The Elements of Computing Systems (also known as ‘Nand to Tetris’)</text:p>
          <text:list>
            <text:list-item>
              <text:p text:style-name="P3">This book gets you to build a computer from the transistor up. You end up creating your own compiler, dealing with Assembly etc. It can really help improve your knowledge of the fundamentals of computers. So you don’t view them as black boxes.</text:p>
            </text:list-item>
          </text:list>
        </text:list-item>
        <text:list-item>
          <text:p text:style-name="P3">CODE by Charles Petzold</text:p>
          <text:list>
            <text:list-item>
              <text:p text:style-name="P3">This book is all about code. Not just computer code. It begins with Morse and Braille. It then introduces binary systems, and ends up teaching you how a computer is made from the base up. It deals with very fundamental concepts such as flip-flops (not the beach wear) and goes up to teaching compilers and introducing graphical user interfaces.</text:p>
            </text:list-item>
          </text:list>
        </text:list-item>
        <text:list-item>
          <text:p text:style-name="P4">Compilers: https://www.udacity.com/course/compilers-theory-and-practice--ud168#</text:p>
        </text:list-item>
      </text:list>
      <text:h text:style-name="Heading_20_2" text:outline-level="2">Web Development:</text:h>
      <text:list xml:id="list3624532054" text:style-name="L2">
        <text:list-item>
          <text:p text:style-name="P7">CS50: Web Development with Python and JavaScript</text:p>
          <text:list>
            <text:list-item>
              <text:p text:style-name="P7">This course begins with HTML and CSS and gradually moves on to Flask for back-end programming, deals with Ajax and then moves onto more sophisticated frameworks such as Django. It also touches on security and scalability.</text:p>
            </text:list-item>
          </text:list>
        </text:list-item>
        <text:list-item>
          <text:p text:style-name="P8">Flask Web Development</text:p>
          <text:list>
            <text:list-item>
              <text:p text:style-name="P8">https://www.amazon.com/dp/1491991739/ref=cm_sw_r_tw_dp_U_x_fcDmDb62NN6KS</text:p>
            </text:list-item>
          </text:list>
        </text:list-item>
      </text:list>
      <text:h text:style-name="Heading_20_2" text:outline-level="2">Data Science:</text:h>
      <text:list xml:id="list155141367387443" text:continue-numbering="true" text:style-name="L2">
        <text:list-item>
          <text:p text:style-name="P5"><text:bookmark text:name="title"/><text:bookmark text:name="productTitle"/>Web Scraping with Python: Collecting More Data from the Modern Web</text:p>
          <text:list>
            <text:list-item>
              <text:p text:style-name="P10">You can use web scraping to gather a bunch of data, this book teaches you HTML parsing, and more. <text:a xlink:type="simple" xlink:href="https://www.amazon.com/dp/1491985577/ref=cm_sw_em_r_mt_dp_U_G6zmDb9T7DVET" text:style-name="Internet_20_link" text:visited-style-name="Visited_20_Internet_20_Link">https://www.amazon.com/dp/1491985577/ref=cm_sw_em_r_mt_dp_U_G6zmDb9T7DVET</text:a></text:p>
            </text:list-item>
          </text:list>
        </text:list-item>
        <text:list-item>
          <text:p text:style-name="P10">Hands-On Machine Learning with Scikit-Learn and TensorFlow</text:p>
          <text:list>
            <text:list-item>
              <text:p text:style-name="P10">This book teaches practical machine learning. It doesn’t spend too much time with the theory as other machine learning books. Here’s a video reviewing the book: <text:a xlink:type="simple" xlink:href="https://youtu.be/1RiFIYwuwHM" text:style-name="Internet_20_link" text:visited-style-name="Visited_20_Internet_20_Link">https://youtu.be/1RiFIYwuwHM</text:a> https://www.amazon.com/dp/1491962291/ref=cm_sw_r_tw_dp_U_x_KaAmDbQPVHRBT </text:p>
            </text:list-item>
          </text:list>
        </text:list-item>
        <text:list-item>
          <text:p text:style-name="P6"><text:soft-page-break/><text:span text:style-name="T2">A Data Analysis course: https://saskeli.github.io/data-analysis-with-python-summer-2019/index.html</text:span></text:p>
        </text:list-item>
      </text:list>
      <text:h text:style-name="P19" text:outline-level="2">Math:</text:h>
      <text:list xml:id="list2878237078" text:style-name="L3">
        <text:list-item>
          <text:p text:style-name="P12">Mathematics for Computer Science (MIT Opencourseware)</text:p>
          <text:list>
            <text:list-item>
              <text:p text:style-name="P12">Pretty self-explanatory. It’s some math that is important to major parts of computer science.</text:p>
            </text:list-item>
          </text:list>
        </text:list-item>
        <text:list-item>
          <text:p text:style-name="P12">Art of Problem Solving series</text:p>
          <text:list>
            <text:list-item>
              <text:p text:style-name="P12">Not computer science specific, but I enjoy the teaching method that these books follow. The books range from basic arithmetic to calculus. </text:p>
            </text:list-item>
          </text:list>
        </text:list-item>
        <text:list-item>
          <text:p text:style-name="P16">Introduction to Algorithms: <text:a xlink:type="simple" xlink:href="https://ocw.mit.edu/courses/electrical-engineering-and-computer-science/6-006-introduction-to-algorithms-fall-2011/index.htm" text:style-name="Internet_20_link" text:visited-style-name="Visited_20_Internet_20_Link">https://ocw.mit.edu/courses/electrical-engineering-and-computer-science/6-006-introduction-to-algorithms-fall-2011/index.htm</text:a></text:p>
          <text:list>
            <text:list-item>
              <text:p text:style-name="P11"><text:span text:style-name="T2">This course follows the book: </text:span><text:a xlink:type="simple" xlink:href="https://mitpress.mit.edu/books/introduction-algorithms-third-edition" text:style-name="Internet_20_link" text:visited-style-name="Visited_20_Internet_20_Link"><text:span text:style-name="T2">https://mitpress.mit.edu/books/introduction-algorithms-third-edition</text:span></text:a></text:p>
            </text:list-item>
          </text:list>
        </text:list-item>
      </text:list>
      <text:h text:style-name="P20" text:outline-level="2">Other:</text:h>
      <text:list xml:id="list2375489092" text:style-name="L4">
        <text:list-item>
          <text:p text:style-name="P13">Weekly Emails about Python (involves interesting projects, articles and news)</text:p>
          <text:list>
            <text:list-item>
              <text:p text:style-name="P13"><text:a xlink:type="simple" xlink:href="https://www.pythonweekly.com/" text:style-name="Internet_20_link" text:visited-style-name="Visited_20_Internet_20_Link">https://www.pythonweekly.com</text:a></text:p>
            </text:list-item>
          </text:list>
        </text:list-item>
        <text:list-item>
          <text:p text:style-name="P14">C Programming – Absolute Beginner’s Guide</text:p>
          <text:list>
            <text:list-item>
              <text:p text:style-name="P14">Learning another language can be useful. C is a language that many modern languages have at their root so learning it is useful.</text:p>
            </text:list-item>
          </text:list>
        </text:list-item>
        <text:list-item>
          <text:p text:style-name="P14">CS50 Mobile Development</text:p>
          <text:list>
            <text:list-item>
              <text:p text:style-name="P14">This course assumes knowledge of HTML and CSS. It is a nice follow-on to CS50 Web Development with Python and JavaScript but it can be taken without it. The course teaches React Native to develop cross-platform mobile applications.</text:p>
            </text:list-item>
          </text:list>
        </text:list-item>
        <text:list-item>
          <text:p text:style-name="P14">CS50 Game Development</text:p>
        </text:list-item>
        <text:list-item>
          <text:p text:style-name="P9">The Self-Taught Programmer</text:p>
          <text:list>
            <text:list-item>
              <text:p text:style-name="P9">Covers good coding practices, and knowledge that can help land a job* <text:a xlink:type="simple" xlink:href="https://www.amazon.com/dp/0999685902/ref=cm_sw_r_tw_dp_U_x_ddDmDbX00N80M" text:style-name="Internet_20_link" text:visited-style-name="Visited_20_Internet_20_Link">https://www.amazon.com/dp/0999685902/ref=cm_sw_r_tw_dp_U_x_ddDmDbX00N80M</text:a></text:p>
            </text:list-item>
          </text:list>
        </text:list-item>
        <text:list-item>
          <text:p text:style-name="P17">Linux Course: <text:a xlink:type="simple" xlink:href="https://www.edx.org/course/introduction-to-linux" text:style-name="Internet_20_link" text:visited-style-name="Visited_20_Internet_20_Link">https://www.edx.org/course/introduction-to-linux</text:a></text:p>
        </text:list-item>
        <text:list-item>
          <text:p text:style-name="P17">How Linux Works: <text:a xlink:type="simple" xlink:href="https://www.amazon.com/dp/1593275676/ref=cm_sw_r_tw_dp_U_x_5nApDbRG98X35" text:style-name="Internet_20_link" text:visited-style-name="Visited_20_Internet_20_Link">https://www.amazon.com/dp/1593275676/ref=cm_sw_r_tw_dp_U_x_5nApDbRG98X35</text:a></text:p>
        </text:list-item>
        <text:list-item>
          <text:p text:style-name="P18">University of Helsinki Cybersecurity course: https://cybersecuritybase.mooc.fi/</text:p>
        </text:list-item>
      </text:list>
      <text:p text:style-name="P15"/>
      <text:p text:style-name="P2"/>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Z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1:28:11.376634245</meta:creation-date>
    <dc:date>2019-07-28T15:51:39.329884978</dc:date>
    <meta:editing-duration>PT7H52M38S</meta:editing-duration>
    <meta:editing-cycles>7</meta:editing-cycles>
    <meta:generator>LibreOffice/6.0.7.3$Linux_X86_64 LibreOffice_project/00m0$Build-3</meta:generator>
    <meta:document-statistic meta:table-count="0" meta:image-count="0" meta:object-count="0" meta:page-count="3" meta:paragraph-count="38" meta:word-count="449" meta:character-count="3396" meta:non-whitespace-character-count="3014"/>
  </office:meta>
</office:document-meta>
</file>